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91006100345201</text:p>
          </table:table-cell>
          <table:table-cell office:value-type="string" calcext:value-type="string">
            <text:p>2025-01-10 19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2656" calcext:value-type="float">
            <text:p>22.01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06100345201</text:p>
          </table:table-cell>
          <table:table-cell office:value-type="string" calcext:value-type="string">
            <text:p>2024-01-04 17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5016" calcext:value-type="float">
            <text:p>21.84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06100345201</text:p>
          </table:table-cell>
          <table:table-cell office:value-type="string" calcext:value-type="string">
            <text:p>2023-01-11 1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8272" calcext:value-type="float">
            <text:p>21.98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06100345201</text:p>
          </table:table-cell>
          <table:table-cell office:value-type="string" calcext:value-type="string">
            <text:p>2022-01-12 20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0216" calcext:value-type="float">
            <text:p>21.54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06100345201</text:p>
          </table:table-cell>
          <table:table-cell office:value-type="string" calcext:value-type="string">
            <text:p>2021-01-07 18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06100345201</text:p>
          </table:table-cell>
          <table:table-cell office:value-type="string" calcext:value-type="string">
            <text:p>2020-01-07 16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06100345201</text:p>
          </table:table-cell>
          <table:table-cell office:value-type="string" calcext:value-type="string">
            <text:p>2019-01-24 18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5872" calcext:value-type="float">
            <text:p>21.83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06100345201</text:p>
          </table:table-cell>
          <table:table-cell office:value-type="string" calcext:value-type="string">
            <text:p>2018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6808" calcext:value-type="float">
            <text:p>22.46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06100345201</text:p>
          </table:table-cell>
          <table:table-cell office:value-type="string" calcext:value-type="string">
            <text:p>2016-12-28 18:43:1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4552" calcext:value-type="float">
            <text:p>22.70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06100345201</text:p>
          </table:table-cell>
          <table:table-cell office:value-type="string" calcext:value-type="string">
            <text:p>2015-12-22 17:58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06100345201</text:p>
          </table:table-cell>
          <table:table-cell office:value-type="string" calcext:value-type="string">
            <text:p>2014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0608" calcext:value-type="float">
            <text:p>22.39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06100345201</text:p>
          </table:table-cell>
          <table:table-cell office:value-type="string" calcext:value-type="string">
            <text:p>2013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6728" calcext:value-type="float">
            <text:p>21.82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06100345201</text:p>
          </table:table-cell>
          <table:table-cell office:value-type="string" calcext:value-type="string">
            <text:p>2013-01-15 16:19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06100345201</text:p>
          </table:table-cell>
          <table:table-cell office:value-type="string" calcext:value-type="string">
            <text:p>2012-01-04 17:10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5" calcext:value-type="float">
            <text:p>20.9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06100345201</text:p>
          </table:table-cell>
          <table:table-cell office:value-type="string" calcext:value-type="string">
            <text:p>2010-12-21 17:25:5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7" calcext:value-type="float">
            <text:p>21.7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06100345201</text:p>
          </table:table-cell>
          <table:table-cell office:value-type="string" calcext:value-type="string">
            <text:p>2009-12-22 20:41:1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3016" calcext:value-type="float">
            <text:p>21.08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06100345201</text:p>
          </table:table-cell>
          <table:table-cell office:value-type="string" calcext:value-type="string">
            <text:p>2009-01-06 16:22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8736" calcext:value-type="float">
            <text:p>21.12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06100345201</text:p>
          </table:table-cell>
          <table:table-cell office:value-type="string" calcext:value-type="string">
            <text:p>2008-01-03 21:57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2472" calcext:value-type="float">
            <text:p>21.30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06100345201</text:p>
          </table:table-cell>
          <table:table-cell office:value-type="string" calcext:value-type="string">
            <text:p>2007-04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06100345201</text:p>
          </table:table-cell>
          <table:table-cell office:value-type="string" calcext:value-type="string">
            <text:p>2006-01-07 22:10:5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9488" calcext:value-type="float">
            <text:p>21.04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06100345201</text:p>
          </table:table-cell>
          <table:table-cell office:value-type="string" calcext:value-type="string">
            <text:p>2004-12-29 15:21:2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9072" calcext:value-type="float">
            <text:p>20.76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06100345201</text:p>
          </table:table-cell>
          <table:table-cell office:value-type="string" calcext:value-type="string">
            <text:p>2004-01-06 20:45:4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3792" calcext:value-type="float">
            <text:p>20.43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06100345201</text:p>
          </table:table-cell>
          <table:table-cell office:value-type="string" calcext:value-type="string">
            <text:p>2002-12-28 19:13:5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9264" calcext:value-type="float">
            <text:p>20.01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06100345201</text:p>
          </table:table-cell>
          <table:table-cell office:value-type="string" calcext:value-type="string">
            <text:p>2002-01-03 20:21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6448" calcext:value-type="float">
            <text:p>19.58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06100345201</text:p>
          </table:table-cell>
          <table:table-cell office:value-type="string" calcext:value-type="string">
            <text:p>2001-01-03 20:54:3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6656" calcext:value-type="float">
            <text:p>19.72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06100345201</text:p>
          </table:table-cell>
          <table:table-cell office:value-type="string" calcext:value-type="string">
            <text:p>2000-01-03 18:28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0968" calcext:value-type="float">
            <text:p>21.46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06100345201</text:p>
          </table:table-cell>
          <table:table-cell office:value-type="string" calcext:value-type="string">
            <text:p>1999-01-06 19:54:5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3184" calcext:value-type="float">
            <text:p>20.90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06100345201</text:p>
          </table:table-cell>
          <table:table-cell office:value-type="string" calcext:value-type="string">
            <text:p>1998-01-06 19:33:2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9304" calcext:value-type="float">
            <text:p>20.33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06100345201</text:p>
          </table:table-cell>
          <table:table-cell office:value-type="string" calcext:value-type="string">
            <text:p>1996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2624" calcext:value-type="float">
            <text:p>20.23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06100345201</text:p>
          </table:table-cell>
          <table:table-cell office:value-type="string" calcext:value-type="string">
            <text:p>1996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4024" calcext:value-type="float">
            <text:p>20.00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06100345201</text:p>
          </table:table-cell>
          <table:table-cell office:value-type="string" calcext:value-type="string">
            <text:p>1994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3648" calcext:value-type="float">
            <text:p>20.04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06100345201</text:p>
          </table:table-cell>
          <table:table-cell office:value-type="string" calcext:value-type="string">
            <text:p>1993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9264" calcext:value-type="float">
            <text:p>20.01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06100345201</text:p>
          </table:table-cell>
          <table:table-cell office:value-type="string" calcext:value-type="string">
            <text:p>1992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06100345201</text:p>
          </table:table-cell>
          <table:table-cell office:value-type="string" calcext:value-type="string">
            <text:p>1991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508" calcext:value-type="float">
            <text:p>21.59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06100345201</text:p>
          </table:table-cell>
          <table:table-cell office:value-type="string" calcext:value-type="string">
            <text:p>1989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7872" calcext:value-type="float">
            <text:p>22.59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06100345201</text:p>
          </table:table-cell>
          <table:table-cell office:value-type="string" calcext:value-type="string">
            <text:p>1988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06100345201</text:p>
          </table:table-cell>
          <table:table-cell office:value-type="string" calcext:value-type="string">
            <text:p>1987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2416" calcext:value-type="float">
            <text:p>23.90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06100345201</text:p>
          </table:table-cell>
          <table:table-cell office:value-type="string" calcext:value-type="string">
            <text:p>1986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7856" calcext:value-type="float">
            <text:p>21.70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06100345201</text:p>
          </table:table-cell>
          <table:table-cell office:value-type="string" calcext:value-type="string">
            <text:p>1985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06100345201</text:p>
          </table:table-cell>
          <table:table-cell office:value-type="string" calcext:value-type="string">
            <text:p>1984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36" meta:object-count="0"/>
    <meta:user-defined meta:name="AppVersion">3.0</meta:user-defined>
  </office:meta>
</office:document-meta>
</file>